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ORTIZ MAMANI, SANDRA GIULIAN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A JOY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9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ORTIZ MAMANI, SANDRA GIULIAN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ECONOFLETE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0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9T17:30:4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